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ffffff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9999cc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9pt" style:font-size-asian="18pt" style:font-size-complex="18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1" draw:layer="layout" svg:width="3cm" svg:height="4cm" svg:x="2cm" svg:y="1.666cm">
            <text:p text:style-name="P1"><text:line-break/>Source1.c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5cm" svg:y="5.1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5cm" svg:height="0.5cm" svg:x="4.5cm" svg:y="5.166cm">
            <text:p/>
            <draw:enhanced-geometry svg:viewBox="0 0 21600 21600" draw:glue-points="10800 0 5400 10800 0 21600 10800 21600 21600 21600 16200 10800" draw:text-areas="1900 12700 12700 19700" draw:mirror-horizontal="false" draw:mirror-vertical="true" draw:type="right-triangle" draw:enhanced-path="M 0 0 L 21600 21600 0 21600 0 0 Z N"/>
          </draw:custom-shape>
        </draw:g>
        <draw:g draw:id="id3">
          <draw:custom-shape draw:style-name="gr1" draw:text-style-name="P1" draw:layer="layout" svg:width="3cm" svg:height="4cm" svg:x="5.666cm" svg:y="1.666cm">
            <text:p text:style-name="P1"><text:line-break/>Source2.c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166cm" svg:y="5.1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5cm" svg:height="0.5cm" svg:x="8.166cm" svg:y="5.166cm">
            <text:p/>
            <draw:enhanced-geometry svg:viewBox="0 0 21600 21600" draw:glue-points="10800 0 5400 10800 0 21600 10800 21600 21600 21600 16200 10800" draw:text-areas="1900 12700 12700 19700" draw:mirror-horizontal="false" draw:mirror-vertical="true" draw:type="right-triangle" draw:enhanced-path="M 0 0 L 21600 21600 0 21600 0 0 Z N"/>
          </draw:custom-shape>
        </draw:g>
        <draw:g draw:id="id2">
          <draw:custom-shape draw:style-name="gr4" draw:text-style-name="P1" draw:layer="layout" svg:width="3cm" svg:height="4cm" svg:x="3.866cm" svg:y="7cm">
            <text:p text:style-name="P1"><text:line-break/>Assembly1.dll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</draw:g>
        <draw:g draw:id="id5">
          <draw:custom-shape draw:style-name="gr4" draw:text-style-name="P1" draw:layer="layout" svg:width="3cm" svg:height="4cm" svg:x="10cm" svg:y="7cm">
            <text:p text:style-name="P1"><text:line-break/>Assembly2.dll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</draw:g>
        <draw:g draw:id="id4">
          <draw:custom-shape draw:style-name="gr1" draw:text-style-name="P1" draw:layer="layout" svg:width="3cm" svg:height="4cm" svg:x="10cm" svg:y="1.666cm">
            <text:p text:style-name="P1"><text:line-break/>Source1.c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5.1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5cm" svg:height="0.5cm" svg:x="12.5cm" svg:y="5.166cm">
            <text:p/>
            <draw:enhanced-geometry svg:viewBox="0 0 21600 21600" draw:glue-points="10800 0 5400 10800 0 21600 10800 21600 21600 21600 16200 10800" draw:text-areas="1900 12700 12700 19700" draw:mirror-horizontal="false" draw:mirror-vertical="true" draw:type="right-triangle" draw:enhanced-path="M 0 0 L 21600 21600 0 21600 0 0 Z N"/>
          </draw:custom-shape>
        </draw:g>
        <draw:custom-shape draw:style-name="gr5" draw:text-style-name="P3" draw:layer="layout" svg:width="2.333cm" svg:height="0.667cm" svg:x="2.333cm" svg:y="2.833cm">
          <text:p text:style-name="P3">Namespace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33cm" svg:height="0.667cm" svg:x="6.033cm" svg:y="3.599cm">
          <text:p text:style-name="P3">Namespace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33cm" svg:height="0.667cm" svg:x="10.333cm" svg:y="4.366cm">
          <text:p text:style-name="P3">Namespace3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333cm" svg:height="0.667cm" svg:x="10.333cm" svg:y="3.599cm">
          <text:p text:style-name="P3">Namespace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33cm" svg:height="0.667cm" svg:x="4.233cm" svg:y="8cm">
          <text:p text:style-name="P3">Namespace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433cm" svg:height="0.667cm" svg:x="4.233cm" svg:y="8.899cm">
          <text:p text:style-name="P3">Namespace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333cm" svg:height="0.667cm" svg:x="10.333cm" svg:y="9.766cm">
          <text:p text:style-name="P3">Namespace3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3.5cm" svg:y1="5.666cm" svg:x2="5.366cm" svg:y2="7cm" draw:start-shape="id1" draw:start-glue-point="2" draw:end-shape="id2" draw:end-glue-point="0" svg:d="m3500 5666v668h1866v666">
          <text:p/>
        </draw:connector>
        <draw:connector draw:style-name="gr8" draw:text-style-name="P4" draw:layer="layout" svg:x1="7.166cm" svg:y1="5.666cm" svg:x2="5.366cm" svg:y2="7cm" draw:start-shape="id3" draw:start-glue-point="2" draw:end-shape="id2" draw:end-glue-point="0" svg:d="m7166 5666v668h-1800v666">
          <text:p/>
        </draw:connector>
        <draw:connector draw:style-name="gr8" draw:text-style-name="P4" draw:layer="layout" svg:x1="11.5cm" svg:y1="5.666cm" svg:x2="11.5cm" svg:y2="7cm" draw:start-shape="id4" draw:start-glue-point="2" draw:end-shape="id5" draw:end-glue-point="0" svg:d="m11500 5666v13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18:47:34</meta:creation-date>
    <dc:date>2009-06-27T19:17:38</dc:date>
    <meta:editing-duration>PT00H14M44S</meta:editing-duration>
    <meta:editing-cycles>1</meta:editing-cycles>
    <meta:document-statistic meta:object-count="26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